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obe-ind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Popularity</text:p>
          </table:table-cell>
          <table:table-cell office:value-type="string" calcext:value-type="string">
            <text:p>tiobe-nov-2019</text:p>
          </table:table-cell>
          <table:table-cell office:value-type="string" calcext:value-type="string">
            <text:p>https://web.archive.org/web/20190906151905/https://blog.sourced.tech/post/language_migrations/</text:p>
          </table:table-cell>
          <table:table-cell office:value-type="string" calcext:value-type="string">
            <text:p>tiobe-to-github-power</text:p>
          </table:table-cell>
          <table:table-cell office:value-type="string" calcext:value-type="string">
            <text:p>Rosetta-examples</text:p>
          </table:table-cell>
          <table:table-cell/>
          <table:table-cell office:value-type="string" calcext:value-type="string">
            <text:p>rosetta-to-github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formula="of:=AVERAGE([.D2]; [.E2]; [.H2])" office:value-type="float" office:value="0.0987282387260108" calcext:value-type="float">
            <text:p>0.098728238726011</text:p>
          </table:table-cell>
          <table:table-cell office:value-type="float" office:value="0.16246" calcext:value-type="float">
            <text:p>0.16246</text:p>
          </table:table-cell>
          <table:table-cell office:value-type="float" office:value="0.153" calcext:value-type="float">
            <text:p>0.153</text:p>
          </table:table-cell>
          <table:table-cell table:formula="of:=0.365518395505*POWER([.C2]; 0.606095013948301)" office:value-type="float" office:value="0.121491696509695" calcext:value-type="float">
            <text:p>0.121491696509695</text:p>
          </table:table-cell>
          <table:table-cell office:value-type="float" office:value="450" calcext:value-type="float">
            <text:p>450</text:p>
          </table:table-cell>
          <table:table-cell table:formula="of:=0.365518395505*POWER([.E2]; 0.606095013948301)" office:value-type="float" office:value="0.101872624618274" calcext:value-type="float">
            <text:p>0.101872624618274</text:p>
          </table:table-cell>
          <table:table-cell table:formula="of:=[.F2]/SUM([.F$2:.F$79])" office:value-type="float" office:value="0.0216930196683378" calcext:value-type="float">
            <text:p>0.021693019668338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table:formula="of:=AVERAGE([.D3]; [.E3]; [.H3])" office:value-type="float" office:value="0.088540413926499" calcext:value-type="float">
            <text:p>0.088540413926499</text:p>
          </table:table-cell>
          <table:table-cell office:value-type="float" office:value="0.09842" calcext:value-type="float">
            <text:p>0.09842</text:p>
          </table:table-cell>
          <table:table-cell office:value-type="float" office:value="0.16" calcext:value-type="float">
            <text:p>0.16</text:p>
          </table:table-cell>
          <table:table-cell table:formula="of:=0.365518395505*POWER([.C3]; 0.606095013948301)" office:value-type="float" office:value="0.0896648206456751" calcext:value-type="float">
            <text:p>0.089664820645675</text:p>
          </table:table-cell>
          <table:table-cell office:value-type="float" office:value="331" calcext:value-type="float">
            <text:p>331</text:p>
          </table:table-cell>
          <table:table-cell table:formula="of:=0.365518395505*POWER([.E3]; 0.606095013948301)" office:value-type="float" office:value="0.0847419993218028" calcext:value-type="float">
            <text:p>0.084741999321803</text:p>
          </table:table-cell>
          <table:table-cell table:formula="of:=[.F3]/SUM([.F$2:.F$79])" office:value-type="float" office:value="0.0159564211338218" calcext:value-type="float">
            <text:p>0.0159564211338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AVERAGE([.D4]; [.E4]; [.H4])" office:value-type="float" office:value="0.0776807251759733" calcext:value-type="float">
            <text:p>0.077680725175973</text:p>
          </table:table-cell>
          <table:table-cell office:value-type="float" office:value="0.16037" calcext:value-type="float">
            <text:p>0.16037</text:p>
          </table:table-cell>
          <table:table-cell office:value-type="float" office:value="0.091" calcext:value-type="float">
            <text:p>0.091</text:p>
          </table:table-cell>
          <table:table-cell table:formula="of:=0.365518395505*POWER([.C4]; 0.606095013948301)" office:value-type="float" office:value="0.120541982701078" calcext:value-type="float">
            <text:p>0.120541982701078</text:p>
          </table:table-cell>
          <table:table-cell office:value-type="float" office:value="446" calcext:value-type="float">
            <text:p>446</text:p>
          </table:table-cell>
          <table:table-cell table:formula="of:=0.365518395505*POWER([.E4]; 0.606095013948301)" office:value-type="float" office:value="0.101389215404212" calcext:value-type="float">
            <text:p>0.101389215404212</text:p>
          </table:table-cell>
          <table:table-cell table:formula="of:=[.F4]/SUM([.F$2:.F$79])" office:value-type="float" office:value="0.0215001928268415" calcext:value-type="float">
            <text:p>0.021500192826842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formula="of:=AVERAGE([.D5]; [.E5]; [.H5])" office:value-type="float" office:value="0.0575464155907623" calcext:value-type="float">
            <text:p>0.057546415590762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09" calcext:value-type="float">
            <text:p>0.09</text:p>
          </table:table-cell>
          <table:table-cell table:formula="of:=0.365518395505*POWER([.C5]; 0.606095013948301)" office:value-type="float" office:value="0.0637422163056459" calcext:value-type="float">
            <text:p>0.063742216305646</text:p>
          </table:table-cell>
          <table:table-cell office:value-type="float" office:value="392" calcext:value-type="float">
            <text:p>392</text:p>
          </table:table-cell>
          <table:table-cell table:formula="of:=0.365518395505*POWER([.E5]; 0.606095013948301)" office:value-type="float" office:value="0.0689094052155411" calcext:value-type="float">
            <text:p>0.068909405215541</text:p>
          </table:table-cell>
          <table:table-cell table:formula="of:=[.F5]/SUM([.F$2:.F$79])" office:value-type="float" office:value="0.018897030466641" calcext:value-type="float">
            <text:p>0.018897030466641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table:formula="of:=AVERAGE([.D6]; [.E6]; [.H6])" office:value-type="float" office:value="0.0423085888109481" calcext:value-type="float">
            <text:p>0.042308588810948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83" calcext:value-type="float">
            <text:p>0.083</text:p>
          </table:table-cell>
          <table:table-cell table:formula="of:=0.365518395505*POWER([.C6]; 0.606095013948301)" office:value-type="float" office:value="0.0311509881837119" calcext:value-type="float">
            <text:p>0.031150988183712</text:p>
          </table:table-cell>
          <table:table-cell office:value-type="float" office:value="265" calcext:value-type="float">
            <text:p>265</text:p>
          </table:table-cell>
          <table:table-cell table:formula="of:=0.365518395505*POWER([.E6]; 0.606095013948301)" office:value-type="float" office:value="0.044648824075127" calcext:value-type="float">
            <text:p>0.044648824075127</text:p>
          </table:table-cell>
          <table:table-cell table:formula="of:=[.F6]/SUM([.F$2:.F$79])" office:value-type="float" office:value="0.0127747782491323" calcext:value-type="float">
            <text:p>0.012774778249132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table:formula="of:=AVERAGE([.D7]; [.E7]; [.H7])" office:value-type="float" office:value="0.0423035533708958" calcext:value-type="float">
            <text:p>0.042303553370896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81" calcext:value-type="float">
            <text:p>0.081</text:p>
          </table:table-cell>
          <table:table-cell table:formula="of:=0.365518395505*POWER([.C7]; 0.606095013948301)" office:value-type="float" office:value="0.0258084618866944" calcext:value-type="float">
            <text:p>0.025808461886694</text:p>
          </table:table-cell>
          <table:table-cell office:value-type="float" office:value="417" calcext:value-type="float">
            <text:p>417</text:p>
          </table:table-cell>
          <table:table-cell table:formula="of:=0.365518395505*POWER([.E7]; 0.606095013948301)" office:value-type="float" office:value="0.0398369591398468" calcext:value-type="float">
            <text:p>0.039836959139847</text:p>
          </table:table-cell>
          <table:table-cell table:formula="of:=[.F7]/SUM([.F$2:.F$79])" office:value-type="float" office:value="0.0201021982259931" calcext:value-type="float">
            <text:p>0.020102198225993</text:p>
          </table:table-cell>
        </table:table-row>
        <table:table-row table:style-name="ro1">
          <table:table-cell office:value-type="string" calcext:value-type="string">
            <text:p>C-sharp</text:p>
          </table:table-cell>
          <table:table-cell table:formula="of:=AVERAGE([.D8]; [.E8]; [.H8])" office:value-type="float" office:value="0.0403043056389371" calcext:value-type="float">
            <text:p>0.040304305638937</text:p>
          </table:table-cell>
          <table:table-cell office:value-type="float" office:value="0.04316" calcext:value-type="float">
            <text:p>0.04316</text:p>
          </table:table-cell>
          <table:table-cell office:value-type="float" office:value="0.06" calcext:value-type="float">
            <text:p>0.06</text:p>
          </table:table-cell>
          <table:table-cell table:formula="of:=0.365518395505*POWER([.C8]; 0.606095013948301)" office:value-type="float" office:value="0.05440501101631" calcext:value-type="float">
            <text:p>0.05440501101631</text:p>
          </table:table-cell>
          <table:table-cell office:value-type="float" office:value="135" calcext:value-type="float">
            <text:p>135</text:p>
          </table:table-cell>
          <table:table-cell table:formula="of:=0.365518395505*POWER([.E8]; 0.606095013948301)" office:value-type="float" office:value="0.0626017222972033" calcext:value-type="float">
            <text:p>0.062601722297203</text:p>
          </table:table-cell>
          <table:table-cell table:formula="of:=[.F8]/SUM([.F$2:.F$79])" office:value-type="float" office:value="0.00650790590050135" calcext:value-type="float">
            <text:p>0.00650790590050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formula="of:=AVERAGE([.D9]; [.E9]; [.H9])" office:value-type="float" office:value="0.0255415118075302" calcext:value-type="float">
            <text:p>0.02554151180753</text:p>
          </table:table-cell>
          <table:table-cell office:value-type="float" office:value="0.00853" calcext:value-type="float">
            <text:p>0.00853</text:p>
          </table:table-cell>
          <table:table-cell office:value-type="float" office:value="0.031" calcext:value-type="float">
            <text:p>0.031</text:p>
          </table:table-cell>
          <table:table-cell table:formula="of:=0.365518395505*POWER([.C9]; 0.606095013948301)" office:value-type="float" office:value="0.0203642191865706" calcext:value-type="float">
            <text:p>0.020364219186571</text:p>
          </table:table-cell>
          <table:table-cell office:value-type="float" office:value="524" calcext:value-type="float">
            <text:p>524</text:p>
          </table:table-cell>
          <table:table-cell table:formula="of:=0.365518395505*POWER([.E9]; 0.606095013948301)" office:value-type="float" office:value="0.0345082091663271" calcext:value-type="float">
            <text:p>0.034508209166327</text:p>
          </table:table-cell>
          <table:table-cell table:formula="of:=[.F9]/SUM([.F$2:.F$79])" office:value-type="float" office:value="0.0252603162360201" calcext:value-type="float">
            <text:p>0.02526031623602</text:p>
          </table:table-cell>
        </table:table-row>
        <table:table-row table:style-name="ro1">
          <table:table-cell office:value-type="string" calcext:value-type="string">
            <text:p>Visual-Basic-.NET</text:p>
          </table:table-cell>
          <table:table-cell table:formula="of:=AVERAGE([.D10]; [.E10]; [.H10])" office:value-type="float" office:value="0.0232907509652893" calcext:value-type="float">
            <text:p>0.023290750965289</text:p>
          </table:table-cell>
          <table:table-cell office:value-type="float" office:value="0.04229" calcext:value-type="float">
            <text:p>0.04229</text:p>
          </table:table-cell>
          <table:table-cell office:value-type="float" office:value="0.009" calcext:value-type="float">
            <text:p>0.009</text:p>
          </table:table-cell>
          <table:table-cell table:formula="of:=0.365518395505*POWER([.C10]; 0.606095013948301)" office:value-type="float" office:value="0.0537376597605034" calcext:value-type="float">
            <text:p>0.053737659760503</text:p>
          </table:table-cell>
          <table:table-cell office:value-type="float" office:value="148" calcext:value-type="float">
            <text:p>148</text:p>
          </table:table-cell>
          <table:table-cell table:formula="of:=0.365518395505*POWER([.E10]; 0.606095013948301)" office:value-type="float" office:value="0.0621351740908692" calcext:value-type="float">
            <text:p>0.062135174090869</text:p>
          </table:table-cell>
          <table:table-cell table:formula="of:=[.F10]/SUM([.F$2:.F$79])" office:value-type="float" office:value="0.00713459313536444" calcext:value-type="float">
            <text:p>0.007134593135364</text:p>
          </table:table-cell>
        </table:table-row>
        <table:table-row table:style-name="ro1">
          <table:table-cell office:value-type="string" calcext:value-type="string">
            <text:p>Objective-C</text:p>
          </table:table-cell>
          <table:table-cell table:formula="of:=AVERAGE([.D11]; [.E11]; [.H11])" office:value-type="float" office:value="0.0227893026759268" calcext:value-type="float">
            <text:p>0.022789302675927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39" calcext:value-type="float">
            <text:p>0.039</text:p>
          </table:table-cell>
          <table:table-cell table:formula="of:=0.365518395505*POWER([.C11]; 0.606095013948301)" office:value-type="float" office:value="0.0249810973837387" calcext:value-type="float">
            <text:p>0.024981097383739</text:p>
          </table:table-cell>
          <table:table-cell office:value-type="float" office:value="91" calcext:value-type="float">
            <text:p>91</text:p>
          </table:table-cell>
          <table:table-cell table:formula="of:=0.365518395505*POWER([.E11]; 0.606095013948301)" office:value-type="float" office:value="0.0390579608627492" calcext:value-type="float">
            <text:p>0.039057960862749</text:p>
          </table:table-cell>
          <table:table-cell table:formula="of:=[.F11]/SUM([.F$2:.F$79])" office:value-type="float" office:value="0.00438681064404165" calcext:value-type="float">
            <text:p>0.004386810644042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table:formula="of:=AVERAGE([.D12]; [.E12]; [.H12])" office:value-type="float" office:value="0.0224550152083846" calcext:value-type="float">
            <text:p>0.022455015208385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0.025" calcext:value-type="float">
            <text:p>0.025</text:p>
          </table:table-cell>
          <table:table-cell table:formula="of:=0.365518395505*POWER([.C12]; 0.606095013948301)" office:value-type="float" office:value="0.0304097814523811" calcext:value-type="float">
            <text:p>0.030409781452381</text:p>
          </table:table-cell>
          <table:table-cell office:value-type="float" office:value="248" calcext:value-type="float">
            <text:p>248</text:p>
          </table:table-cell>
          <table:table-cell table:formula="of:=0.365518395505*POWER([.E12]; 0.606095013948301)" office:value-type="float" office:value="0.0440018729722203" calcext:value-type="float">
            <text:p>0.04400187297222</text:p>
          </table:table-cell>
          <table:table-cell table:formula="of:=[.F12]/SUM([.F$2:.F$79])" office:value-type="float" office:value="0.0119552641727729" calcext:value-type="float">
            <text:p>0.011955264172773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table:formula="of:=AVERAGE([.D13]; [.E13]; [.H13])" office:value-type="float" office:value="0.0201332739449236" calcext:value-type="float">
            <text:p>0.02013327394492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.019" calcext:value-type="float">
            <text:p>0.019</text:p>
          </table:table-cell>
          <table:table-cell table:formula="of:=0.365518395505*POWER([.C13]; 0.606095013948301)" office:value-type="float" office:value="0.0200442491390516" calcext:value-type="float">
            <text:p>0.020044249139052</text:p>
          </table:table-cell>
          <table:table-cell office:value-type="float" office:value="443" calcext:value-type="float">
            <text:p>443</text:p>
          </table:table-cell>
          <table:table-cell table:formula="of:=0.365518395505*POWER([.E13]; 0.606095013948301)" office:value-type="float" office:value="0.0341785566021941" calcext:value-type="float">
            <text:p>0.034178556602194</text:p>
          </table:table-cell>
          <table:table-cell table:formula="of:=[.F13]/SUM([.F$2:.F$79])" office:value-type="float" office:value="0.0213555726957192" calcext:value-type="float">
            <text:p>0.021355572695719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table:formula="of:=AVERAGE([.D14]; [.E14]; [.H14])" office:value-type="float" office:value="0.0187045378538551" calcext:value-type="float">
            <text:p>0.018704537853855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22" calcext:value-type="float">
            <text:p>0.022</text:p>
          </table:table-cell>
          <table:table-cell table:formula="of:=0.365518395505*POWER([.C14]; 0.606095013948301)" office:value-type="float" office:value="0.0126134207347239" calcext:value-type="float">
            <text:p>0.012613420734724</text:p>
          </table:table-cell>
          <table:table-cell office:value-type="float" office:value="446" calcext:value-type="float">
            <text:p>446</text:p>
          </table:table-cell>
          <table:table-cell table:formula="of:=0.365518395505*POWER([.E14]; 0.606095013948301)" office:value-type="float" office:value="0.0258127049932918" calcext:value-type="float">
            <text:p>0.025812704993292</text:p>
          </table:table-cell>
          <table:table-cell table:formula="of:=[.F14]/SUM([.F$2:.F$79])" office:value-type="float" office:value="0.0215001928268415" calcext:value-type="float">
            <text:p>0.021500192826842</text:p>
          </table:table-cell>
        </table:table-row>
        <table:table-row table:style-name="ro1">
          <table:table-cell office:value-type="string" calcext:value-type="string">
            <text:p>Kotlin</text:p>
          </table:table-cell>
          <table:table-cell table:formula="of:=AVERAGE([.D15]; [.E15]; [.H15])" office:value-type="float" office:value="0.0174537851993466" calcext:value-type="float">
            <text:p>0.01745378519934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table:formula="of:=0.365518395505*POWER([.C15]; 0.606095013948301)" office:value-type="float" office:value="0.0108094851776772" calcext:value-type="float">
            <text:p>0.010809485177677</text:p>
          </table:table-cell>
          <table:table-cell office:value-type="float" office:value="696" calcext:value-type="float">
            <text:p>696</text:p>
          </table:table-cell>
          <table:table-cell table:formula="of:=0.365518395505*POWER([.E15]; 0.606095013948301)" office:value-type="float" office:value="0.0235075981988855" calcext:value-type="float">
            <text:p>0.023507598198886</text:p>
          </table:table-cell>
          <table:table-cell table:formula="of:=[.F15]/SUM([.F$2:.F$79])" office:value-type="float" office:value="0.0335518704203625" calcext:value-type="float">
            <text:p>0.0335518704203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AVERAGE([.D16]; [.E16]; [.H16])" office:value-type="float" office:value="0.0170837648269484" calcext:value-type="float">
            <text:p>0.0170837648269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7" calcext:value-type="float">
            <text:p>0.017</text:p>
          </table:table-cell>
          <table:table-cell table:formula="of:=0.365518395505*POWER([.C16]; 0.606095013948301)" office:value-type="float" office:value="0.0221514101769502" calcext:value-type="float">
            <text:p>0.02215141017695</text:p>
          </table:table-cell>
          <table:table-cell office:value-type="float" office:value="251" calcext:value-type="float">
            <text:p>251</text:p>
          </table:table-cell>
          <table:table-cell table:formula="of:=0.365518395505*POWER([.E16]; 0.606095013948301)" office:value-type="float" office:value="0.036313262106557" calcext:value-type="float">
            <text:p>0.036313262106557</text:p>
          </table:table-cell>
          <table:table-cell table:formula="of:=[.F16]/SUM([.F$2:.F$79])" office:value-type="float" office:value="0.0120998843038951" calcext:value-type="float">
            <text:p>0.012099884303895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table:formula="of:=AVERAGE([.D17]; [.E17]; [.H17])" office:value-type="float" office:value="0.0155924965616396" calcext:value-type="float">
            <text:p>0.01559249656164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6" calcext:value-type="float">
            <text:p>0.016</text:p>
          </table:table-cell>
          <table:table-cell table:formula="of:=0.365518395505*POWER([.C17]; 0.606095013948301)" office:value-type="float" office:value="0.0208951140582315" calcext:value-type="float">
            <text:p>0.020895114058232</text:p>
          </table:table-cell>
          <table:table-cell office:value-type="float" office:value="205" calcext:value-type="float">
            <text:p>205</text:p>
          </table:table-cell>
          <table:table-cell table:formula="of:=0.365518395505*POWER([.E17]; 0.606095013948301)" office:value-type="float" office:value="0.0350507032212" calcext:value-type="float">
            <text:p>0.0350507032212</text:p>
          </table:table-cell>
          <table:table-cell table:formula="of:=[.F17]/SUM([.F$2:.F$79])" office:value-type="float" office:value="0.00988237562668724" calcext:value-type="float">
            <text:p>0.009882375626687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table:formula="of:=AVERAGE([.D18]; [.E18]; [.H18])" office:value-type="float" office:value="0.0149322610145914" calcext:value-type="float">
            <text:p>0.01493226101459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6" calcext:value-type="float">
            <text:p>0.016</text:p>
          </table:table-cell>
          <table:table-cell table:formula="of:=0.365518395505*POWER([.C18]; 0.606095013948301)" office:value-type="float" office:value="0.0101407861290037" calcext:value-type="float">
            <text:p>0.010140786129004</text:p>
          </table:table-cell>
          <table:table-cell office:value-type="float" office:value="387" calcext:value-type="float">
            <text:p>387</text:p>
          </table:table-cell>
          <table:table-cell table:formula="of:=0.365518395505*POWER([.E18]; 0.606095013948301)" office:value-type="float" office:value="0.0226151353580357" calcext:value-type="float">
            <text:p>0.022615135358036</text:p>
          </table:table-cell>
          <table:table-cell table:formula="of:=[.F18]/SUM([.F$2:.F$79])" office:value-type="float" office:value="0.0186559969147705" calcext:value-type="float">
            <text:p>0.018655996914771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table:formula="of:=AVERAGE([.D19]; [.E19]; [.H19])" office:value-type="float" office:value="0.0146668820906276" calcext:value-type="float">
            <text:p>0.014666882090628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12" calcext:value-type="float">
            <text:p>0.012</text:p>
          </table:table-cell>
          <table:table-cell table:formula="of:=0.365518395505*POWER([.C19]; 0.606095013948301)" office:value-type="float" office:value="0.0148390573787089" calcext:value-type="float">
            <text:p>0.014839057378709</text:p>
          </table:table-cell>
          <table:table-cell office:value-type="float" office:value="356" calcext:value-type="float">
            <text:p>356</text:p>
          </table:table-cell>
          <table:table-cell table:formula="of:=0.365518395505*POWER([.E19]; 0.606095013948301)" office:value-type="float" office:value="0.0284844424533108" calcext:value-type="float">
            <text:p>0.028484442453311</text:p>
          </table:table-cell>
          <table:table-cell table:formula="of:=[.F19]/SUM([.F$2:.F$79])" office:value-type="float" office:value="0.0171615888931739" calcext:value-type="float">
            <text:p>0.017161588893174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table:formula="of:=AVERAGE([.D20]; [.E20]; [.H20])" office:value-type="float" office:value="0.0145858709829905" calcext:value-type="float">
            <text:p>0.014585870982991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" calcext:value-type="float">
            <text:p>0</text:p>
          </table:table-cell>
          <table:table-cell table:formula="of:=0.365518395505*POWER([.C20]; 0.606095013948301)" office:value-type="float" office:value="0.0333931702185433" calcext:value-type="float">
            <text:p>0.033393170218543</text:p>
          </table:table-cell>
          <table:table-cell office:value-type="float" office:value="215" calcext:value-type="float">
            <text:p>215</text:p>
          </table:table-cell>
          <table:table-cell table:formula="of:=0.365518395505*POWER([.E20]; 0.606095013948301)" office:value-type="float" office:value="0.0465699211061299" calcext:value-type="float">
            <text:p>0.04656992110613</text:p>
          </table:table-cell>
          <table:table-cell table:formula="of:=[.F20]/SUM([.F$2:.F$79])" office:value-type="float" office:value="0.0103644427304281" calcext:value-type="float">
            <text:p>0.01036444273042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AVERAGE([.D21]; [.E21]; [.H21])" office:value-type="float" office:value="0.0143701342009521" calcext:value-type="float">
            <text:p>0.014370134200952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0" calcext:value-type="float">
            <text:p>0</text:p>
          </table:table-cell>
          <table:table-cell table:formula="of:=0.365518395505*POWER([.C21]; 0.606095013948301)" office:value-type="float" office:value="0.0214173829345184" calcext:value-type="float">
            <text:p>0.021417382934519</text:p>
          </table:table-cell>
          <table:table-cell office:value-type="float" office:value="450" calcext:value-type="float">
            <text:p>450</text:p>
          </table:table-cell>
          <table:table-cell table:formula="of:=0.365518395505*POWER([.E21]; 0.606095013948301)" office:value-type="float" office:value="0.0355791097953745" calcext:value-type="float">
            <text:p>0.035579109795375</text:p>
          </table:table-cell>
          <table:table-cell table:formula="of:=[.F21]/SUM([.F$2:.F$79])" office:value-type="float" office:value="0.0216930196683378" calcext:value-type="float">
            <text:p>0.021693019668338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table:formula="of:=AVERAGE([.D22]; [.E22]; [.H22])" office:value-type="float" office:value="0.0136844945157225" calcext:value-type="float">
            <text:p>0.01368449451572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17" calcext:value-type="float">
            <text:p>0.017</text:p>
          </table:table-cell>
          <table:table-cell table:formula="of:=0.365518395505*POWER([.C22]; 0.606095013948301)" office:value-type="float" office:value="0.00853092280671253" calcext:value-type="float">
            <text:p>0.008530922806713</text:p>
          </table:table-cell>
          <table:table-cell office:value-type="float" office:value="322" calcext:value-type="float">
            <text:p>322</text:p>
          </table:table-cell>
          <table:table-cell table:formula="of:=0.365518395505*POWER([.E22]; 0.606095013948301)" office:value-type="float" office:value="0.0203655544314918" calcext:value-type="float">
            <text:p>0.020365554431492</text:p>
          </table:table-cell>
          <table:table-cell table:formula="of:=[.F22]/SUM([.F$2:.F$79])" office:value-type="float" office:value="0.0155225607404551" calcext:value-type="float">
            <text:p>0.015522560740455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table:formula="of:=AVERAGE([.D23]; [.E23]; [.H23])" office:value-type="float" office:value="0.012265173166809" calcext:value-type="float">
            <text:p>0.012265173166809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0" calcext:value-type="float">
            <text:p>0</text:p>
          </table:table-cell>
          <table:table-cell table:formula="of:=0.365518395505*POWER([.C23]; 0.606095013948301)" office:value-type="float" office:value="0.00965514155981779" calcext:value-type="float">
            <text:p>0.009655141559818</text:p>
          </table:table-cell>
          <table:table-cell office:value-type="float" office:value="563" calcext:value-type="float">
            <text:p>563</text:p>
          </table:table-cell>
          <table:table-cell table:formula="of:=0.365518395505*POWER([.E23]; 0.606095013948301)" office:value-type="float" office:value="0.0219523744420407" calcext:value-type="float">
            <text:p>0.021952374442041</text:p>
          </table:table-cell>
          <table:table-cell table:formula="of:=[.F23]/SUM([.F$2:.F$79])" office:value-type="float" office:value="0.0271403779406093" calcext:value-type="float">
            <text:p>0.027140377940609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table:formula="of:=AVERAGE([.D24]; [.E24]; [.H24])" office:value-type="float" office:value="0.011968638030307" calcext:value-type="float">
            <text:p>0.01196863803030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8" calcext:value-type="float">
            <text:p>0.008</text:p>
          </table:table-cell>
          <table:table-cell table:formula="of:=0.365518395505*POWER([.C24]; 0.606095013948301)" office:value-type="float" office:value="0.0126725936127105" calcext:value-type="float">
            <text:p>0.012672593612711</text:p>
          </table:table-cell>
          <table:table-cell office:value-type="float" office:value="316" calcext:value-type="float">
            <text:p>316</text:p>
          </table:table-cell>
          <table:table-cell table:formula="of:=0.365518395505*POWER([.E24]; 0.606095013948301)" office:value-type="float" office:value="0.0258860319157542" calcext:value-type="float">
            <text:p>0.025886031915754</text:p>
          </table:table-cell>
          <table:table-cell table:formula="of:=[.F24]/SUM([.F$2:.F$79])" office:value-type="float" office:value="0.0152333204782106" calcext:value-type="float">
            <text:p>0.015233320478211</text:p>
          </table:table-cell>
        </table:table-row>
        <table:table-row table:style-name="ro1">
          <table:table-cell office:value-type="string" calcext:value-type="string">
            <text:p>Visual-Basic</text:p>
          </table:table-cell>
          <table:table-cell table:formula="of:=AVERAGE([.D25]; [.E25]; [.H25])" office:value-type="float" office:value="0.0112584834049881" calcext:value-type="float">
            <text:p>0.011258483404988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9" calcext:value-type="float">
            <text:p>0.009</text:p>
          </table:table-cell>
          <table:table-cell table:formula="of:=0.365518395505*POWER([.C25]; 0.606095013948301)" office:value-type="float" office:value="0.0218348408821451" calcext:value-type="float">
            <text:p>0.021834840882145</text:p>
          </table:table-cell>
          <table:table-cell office:value-type="float" office:value="61" calcext:value-type="float">
            <text:p>61</text:p>
          </table:table-cell>
          <table:table-cell table:formula="of:=0.365518395505*POWER([.E25]; 0.606095013948301)" office:value-type="float" office:value="0.0359978326614473" calcext:value-type="float">
            <text:p>0.035997832661447</text:p>
          </table:table-cell>
          <table:table-cell table:formula="of:=[.F25]/SUM([.F$2:.F$79])" office:value-type="float" office:value="0.00294060933281913" calcext:value-type="float">
            <text:p>0.002940609332819</text:p>
          </table:table-cell>
        </table:table-row>
        <table:table-row table:style-name="ro1">
          <table:table-cell office:value-type="string" calcext:value-type="string">
            <text:p>Delphi</text:p>
          </table:table-cell>
          <table:table-cell table:formula="of:=AVERAGE([.D26]; [.E26]; [.H26])" office:value-type="float" office:value="0.0111703557115534" calcext:value-type="float">
            <text:p>0.011170355711553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" calcext:value-type="float">
            <text:p>0</text:p>
          </table:table-cell>
          <table:table-cell table:formula="of:=0.365518395505*POWER([.C26]; 0.606095013948301)" office:value-type="float" office:value="0.02430358545321" calcext:value-type="float">
            <text:p>0.02430358545321</text:p>
          </table:table-cell>
          <table:table-cell office:value-type="float" office:value="191" calcext:value-type="float">
            <text:p>191</text:p>
          </table:table-cell>
          <table:table-cell table:formula="of:=0.365518395505*POWER([.E26]; 0.606095013948301)" office:value-type="float" office:value="0.0384124569201334" calcext:value-type="float">
            <text:p>0.038412456920134</text:p>
          </table:table-cell>
          <table:table-cell table:formula="of:=[.F26]/SUM([.F$2:.F$79])" office:value-type="float" office:value="0.00920748168145006" calcext:value-type="float">
            <text:p>0.00920748168145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table:formula="of:=AVERAGE([.D27]; [.E27]; [.H27])" office:value-type="float" office:value="0.0109484063924478" calcext:value-type="float">
            <text:p>0.010948406392448</text:p>
          </table:table-cell>
          <table:table-cell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  <table:table-cell table:formula="of:=0.365518395505*POWER([.C27]; 0.606095013948301)" office:value-type="float" office:value="0.030820537341632" calcext:value-type="float">
            <text:p>0.030820537341632</text:p>
          </table:table-cell>
          <table:table-cell office:value-type="float" office:value="42" calcext:value-type="float">
            <text:p>42</text:p>
          </table:table-cell>
          <table:table-cell table:formula="of:=0.365518395505*POWER([.E27]; 0.606095013948301)" office:value-type="float" office:value="0.0443611526804891" calcext:value-type="float">
            <text:p>0.044361152680489</text:p>
          </table:table-cell>
          <table:table-cell table:formula="of:=[.F27]/SUM([.F$2:.F$79])" office:value-type="float" office:value="0.00202468183571153" calcext:value-type="float">
            <text:p>0.002024681835712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table:formula="of:=AVERAGE([.D28]; [.E28]; [.H28])" office:value-type="float" office:value="0.010720529631058" calcext:value-type="float">
            <text:p>0.01072052963105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[.F28]/SUM([.F$2:.F$79])" office:value-type="float" office:value="0.0171615888931739" calcext:value-type="float">
            <text:p>0.017161588893174</text:p>
          </table:table-cell>
        </table:table-row>
        <table:table-row table:style-name="ro1">
          <table:table-cell office:value-type="string" calcext:value-type="string">
            <text:p>Groovy</text:p>
          </table:table-cell>
          <table:table-cell table:formula="of:=AVERAGE([.D29]; [.E29]; [.H29])" office:value-type="float" office:value="0.0105341498677752" calcext:value-type="float">
            <text:p>0.010534149867775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" calcext:value-type="float">
            <text:p>0</text:p>
          </table:table-cell>
          <table:table-cell table:formula="of:=0.365518395505*POWER([.C29]; 0.606095013948301)" office:value-type="float" office:value="0.0237447558123499" calcext:value-type="float">
            <text:p>0.02374475581235</text:p>
          </table:table-cell>
          <table:table-cell office:value-type="float" office:value="163" calcext:value-type="float">
            <text:p>163</text:p>
          </table:table-cell>
          <table:table-cell table:formula="of:=0.365518395505*POWER([.E29]; 0.606095013948301)" office:value-type="float" office:value="0.0378746759533137" calcext:value-type="float">
            <text:p>0.037874675953314</text:p>
          </table:table-cell>
          <table:table-cell table:formula="of:=[.F29]/SUM([.F$2:.F$79])" office:value-type="float" office:value="0.0078576937909757" calcext:value-type="float">
            <text:p>0.007857693790976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formula="of:=AVERAGE([.D30]; [.E30]; [.H30])" office:value-type="float" office:value="0.00976049450315826" calcext:value-type="float">
            <text:p>0.009760494503158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" calcext:value-type="float">
            <text:p>0</text:p>
          </table:table-cell>
          <table:table-cell table:formula="of:=0.365518395505*POWER([.C30]; 0.606095013948301)" office:value-type="float" office:value="0.0107219000154524" calcext:value-type="float">
            <text:p>0.010721900015453</text:p>
          </table:table-cell>
          <table:table-cell office:value-type="float" office:value="385" calcext:value-type="float">
            <text:p>385</text:p>
          </table:table-cell>
          <table:table-cell table:formula="of:=0.365518395505*POWER([.E30]; 0.606095013948301)" office:value-type="float" office:value="0.0233919684387497" calcext:value-type="float">
            <text:p>0.02339196843875</text:p>
          </table:table-cell>
          <table:table-cell table:formula="of:=[.F30]/SUM([.F$2:.F$79])" office:value-type="float" office:value="0.0185595834940224" calcext:value-type="float">
            <text:p>0.018559583494022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table:formula="of:=AVERAGE([.D31]; [.E31]; [.H31])" office:value-type="float" office:value="0.0095837537820531" calcext:value-type="float">
            <text:p>0.009583753782053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" calcext:value-type="float">
            <text:p>0</text:p>
          </table:table-cell>
          <table:table-cell table:formula="of:=0.365518395505*POWER([.C31]; 0.606095013948301)" office:value-type="float" office:value="0.0078777557541809" calcext:value-type="float">
            <text:p>0.007877755754181</text:p>
          </table:table-cell>
          <table:table-cell office:value-type="float" office:value="433" calcext:value-type="float">
            <text:p>433</text:p>
          </table:table-cell>
          <table:table-cell table:formula="of:=0.365518395505*POWER([.E31]; 0.606095013948301)" office:value-type="float" office:value="0.0194056989457847" calcext:value-type="float">
            <text:p>0.019405698945785</text:p>
          </table:table-cell>
          <table:table-cell table:formula="of:=[.F31]/SUM([.F$2:.F$79])" office:value-type="float" office:value="0.0208735055919784" calcext:value-type="float">
            <text:p>0.020873505591978</text:p>
          </table:table-cell>
        </table:table-row>
        <table:table-row table:style-name="ro1">
          <table:table-cell office:value-type="string" calcext:value-type="string">
            <text:p>COBOL</text:p>
          </table:table-cell>
          <table:table-cell table:formula="of:=AVERAGE([.D32]; [.E32]; [.H32])" office:value-type="float" office:value="0.00912316196477208" calcext:value-type="float">
            <text:p>0.009123161964772</text:p>
          </table:table-cell>
          <table:table-cell office:value-type="float" office:value="0.00391" calcext:value-type="float">
            <text:p>0.00391</text:p>
          </table:table-cell>
          <table:table-cell office:value-type="float" office:value="0.006" calcext:value-type="float">
            <text:p>0.006</text:p>
          </table:table-cell>
          <table:table-cell table:formula="of:=0.365518395505*POWER([.C32]; 0.606095013948301)" office:value-type="float" office:value="0.0126922780269811" calcext:value-type="float">
            <text:p>0.012692278026981</text:p>
          </table:table-cell>
          <table:table-cell office:value-type="float" office:value="180" calcext:value-type="float">
            <text:p>180</text:p>
          </table:table-cell>
          <table:table-cell table:formula="of:=0.365518395505*POWER([.E32]; 0.606095013948301)" office:value-type="float" office:value="0.0259103948949797" calcext:value-type="float">
            <text:p>0.02591039489498</text:p>
          </table:table-cell>
          <table:table-cell table:formula="of:=[.F32]/SUM([.F$2:.F$79])" office:value-type="float" office:value="0.00867720786733513" calcext:value-type="float">
            <text:p>0.008677207867335</text:p>
          </table:table-cell>
        </table:table-row>
        <table:table-row table:style-name="ro1">
          <table:table-cell office:value-type="string" calcext:value-type="string">
            <text:p>Racket</text:p>
          </table:table-cell>
          <table:table-cell table:formula="of:=AVERAGE([.D33]; [.E33]; [.H33])" office:value-type="float" office:value="0.00909499935724386" calcext:value-type="float">
            <text:p>0.009094999357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[.F33]/SUM([.F$2:.F$79])" office:value-type="float" office:value="0.0272849980717316" calcext:value-type="float">
            <text:p>0.027284998071732</text:p>
          </table:table-cell>
        </table:table-row>
        <table:table-row table:style-name="ro1">
          <table:table-cell office:value-type="string" calcext:value-type="string">
            <text:p>Phix</text:p>
          </table:table-cell>
          <table:table-cell table:formula="of:=AVERAGE([.D34]; [.E34]; [.H34])" office:value-type="float" office:value="0.00903072374341175" calcext:value-type="float">
            <text:p>0.009030723743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[.F34]/SUM([.F$2:.F$79])" office:value-type="float" office:value="0.0270921712302352" calcext:value-type="float">
            <text:p>0.027092171230235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table:formula="of:=AVERAGE([.D35]; [.E35]; [.H35])" office:value-type="float" office:value="0.00857179586065047" calcext:value-type="float">
            <text:p>0.008571795860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formula="of:=[.F35]/SUM([.F$2:.F$79])" office:value-type="float" office:value="0.0157153875819514" calcext:value-type="float">
            <text:p>0.015715387581951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formula="of:=AVERAGE([.D36]; [.E36]; [.H36])" office:value-type="float" office:value="0.00759008278683062" calcext:value-type="float">
            <text:p>0.007590082786831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" calcext:value-type="float">
            <text:p>0</text:p>
          </table:table-cell>
          <table:table-cell table:formula="of:=0.365518395505*POWER([.C36]; 0.606095013948301)" office:value-type="float" office:value="0.0227220416501178" calcext:value-type="float">
            <text:p>0.022722041650118</text:p>
          </table:table-cell>
          <table:table-cell office:value-type="float" office:value="1" calcext:value-type="float">
            <text:p>1</text:p>
          </table:table-cell>
          <table:table-cell table:formula="of:=0.365518395505*POWER([.E36]; 0.606095013948301)" office:value-type="float" office:value="0.0368773897486173" calcext:value-type="float">
            <text:p>0.036877389748617</text:p>
          </table:table-cell>
          <table:table-cell table:formula="of:=[.F36]/SUM([.F$2:.F$79])" office:value-type="float" office:value="0.0000482067103740841" calcext:value-type="float">
            <text:p>4.82067103740841E-05</text:p>
          </table:table-cell>
        </table:table-row>
        <table:table-row table:style-name="ro1">
          <table:table-cell office:value-type="string" calcext:value-type="string">
            <text:p>Sidef</text:p>
          </table:table-cell>
          <table:table-cell table:formula="of:=AVERAGE([.D37]; [.E37]; [.H37])" office:value-type="float" office:value="0.00758452243218923" calcext:value-type="float">
            <text:p>0.007584522432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[.F37]/SUM([.F$2:.F$79])" office:value-type="float" office:value="0.0227535672965677" calcext:value-type="float">
            <text:p>0.022753567296568</text:p>
          </table:table-cell>
        </table:table-row>
        <table:table-row table:style-name="ro1">
          <table:table-cell office:value-type="string" calcext:value-type="string">
            <text:p>Scheme</text:p>
          </table:table-cell>
          <table:table-cell table:formula="of:=AVERAGE([.D38]; [.E38]; [.H38])" office:value-type="float" office:value="0.00735557402697918" calcext:value-type="float">
            <text:p>0.007355574026979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" calcext:value-type="float">
            <text:p>0</text:p>
          </table:table-cell>
          <table:table-cell table:formula="of:=0.365518395505*POWER([.C38]; 0.606095013948301)" office:value-type="float" office:value="0.0105453183015315" calcext:value-type="float">
            <text:p>0.010545318301532</text:p>
          </table:table-cell>
          <table:table-cell office:value-type="float" office:value="239" calcext:value-type="float">
            <text:p>239</text:p>
          </table:table-cell>
          <table:table-cell table:formula="of:=0.365518395505*POWER([.E38]; 0.606095013948301)" office:value-type="float" office:value="0.0231577081191102" calcext:value-type="float">
            <text:p>0.02315770811911</text:p>
          </table:table-cell>
          <table:table-cell table:formula="of:=[.F38]/SUM([.F$2:.F$79])" office:value-type="float" office:value="0.0115214037794061" calcext:value-type="float">
            <text:p>0.011521403779406</text:p>
          </table:table-cell>
        </table:table-row>
        <table:table-row table:style-name="ro1">
          <table:table-cell office:value-type="string" calcext:value-type="string">
            <text:p>SAS</text:p>
          </table:table-cell>
          <table:table-cell table:formula="of:=AVERAGE([.D39]; [.E39]; [.H39])" office:value-type="float" office:value="0.00729489200385123" calcext:value-type="float">
            <text:p>0.007294892003851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" calcext:value-type="float">
            <text:p>0</text:p>
          </table:table-cell>
          <table:table-cell table:formula="of:=0.365518395505*POWER([.C39]; 0.606095013948301)" office:value-type="float" office:value="0.0199564075965903" calcext:value-type="float">
            <text:p>0.01995640759659</text:p>
          </table:table-cell>
          <table:table-cell office:value-type="float" office:value="40" calcext:value-type="float">
            <text:p>40</text:p>
          </table:table-cell>
          <table:table-cell table:formula="of:=0.365518395505*POWER([.E39]; 0.606095013948301)" office:value-type="float" office:value="0.0340876950729381" calcext:value-type="float">
            <text:p>0.034087695072938</text:p>
          </table:table-cell>
          <table:table-cell table:formula="of:=[.F39]/SUM([.F$2:.F$79])" office:value-type="float" office:value="0.00192826841496336" calcext:value-type="float">
            <text:p>0.001928268414963</text:p>
          </table:table-cell>
        </table:table-row>
        <table:table-row table:style-name="ro1">
          <table:table-cell office:value-type="string" calcext:value-type="string">
            <text:p>BBC-BASIC</text:p>
          </table:table-cell>
          <table:table-cell table:formula="of:=AVERAGE([.D40]; [.E40]; [.H40])" office:value-type="float" office:value="0.00731135107340275" calcext:value-type="float">
            <text:p>0.007311351073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[.F40]/SUM([.F$2:.F$79])" office:value-type="float" office:value="0.0219340532202083" calcext:value-type="float">
            <text:p>0.021934053220208</text:p>
          </table:table-cell>
        </table:table-row>
        <table:table-row table:style-name="ro1">
          <table:table-cell office:value-type="string" calcext:value-type="string">
            <text:p>AutoHotkey</text:p>
          </table:table-cell>
          <table:table-cell table:formula="of:=AVERAGE([.D41]; [.E41]; [.H41])" office:value-type="float" office:value="0.00721493765265458" calcext:value-type="float">
            <text:p>0.007214937652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[.F41]/SUM([.F$2:.F$79])" office:value-type="float" office:value="0.0216448129579637" calcext:value-type="float">
            <text:p>0.021644812957964</text:p>
          </table:table-cell>
        </table:table-row>
        <table:table-row table:style-name="ro1">
          <table:table-cell office:value-type="string" calcext:value-type="string">
            <text:p>Lisp</text:p>
          </table:table-cell>
          <table:table-cell table:formula="of:=AVERAGE([.D42]; [.E42]; [.H42])" office:value-type="float" office:value="0.00701759555140244" calcext:value-type="float">
            <text:p>0.007017595551402</text:p>
          </table:table-cell>
          <table:table-cell office:value-type="float" office:value="0.00407" calcext:value-type="float">
            <text:p>0.00407</text:p>
          </table:table-cell>
          <table:table-cell office:value-type="float" office:value="0.008" calcext:value-type="float">
            <text:p>0.008</text:p>
          </table:table-cell>
          <table:table-cell table:formula="of:=0.365518395505*POWER([.C42]; 0.606095013948301)" office:value-type="float" office:value="0.0130045799438332" calcext:value-type="float">
            <text:p>0.013004579943833</text:p>
          </table:table-cell>
          <table:table-cell office:value-type="float" office:value="1" calcext:value-type="float">
            <text:p>1</text:p>
          </table:table-cell>
          <table:table-cell table:formula="of:=0.365518395505*POWER([.E42]; 0.606095013948301)" office:value-type="float" office:value="0.0262949546862494" calcext:value-type="float">
            <text:p>0.02629495468625</text:p>
          </table:table-cell>
          <table:table-cell table:formula="of:=[.F42]/SUM([.F$2:.F$79])" office:value-type="float" office:value="0.0000482067103740841" calcext:value-type="float">
            <text:p>4.82067103740841E-05</text:p>
          </table:table-cell>
        </table:table-row>
        <table:table-row table:style-name="ro1">
          <table:table-cell office:value-type="string" calcext:value-type="string">
            <text:p>Nim</text:p>
          </table:table-cell>
          <table:table-cell table:formula="of:=AVERAGE([.D43]; [.E43]; [.H43])" office:value-type="float" office:value="0.00700604190770022" calcext:value-type="float">
            <text:p>0.0070060419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[.F43]/SUM([.F$2:.F$79])" office:value-type="float" office:value="0.0210181257231007" calcext:value-type="float">
            <text:p>0.021018125723101</text:p>
          </table:table-cell>
        </table:table-row>
        <table:table-row table:style-name="ro1">
          <table:table-cell office:value-type="string" calcext:value-type="string">
            <text:p>Mathematica</text:p>
          </table:table-cell>
          <table:table-cell table:formula="of:=AVERAGE([.D44]; [.E44]; [.H44])" office:value-type="float" office:value="0.00695783519732613" calcext:value-type="float">
            <text:p>0.006957835197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[.F44]/SUM([.F$2:.F$79])" office:value-type="float" office:value="0.0208735055919784" calcext:value-type="float">
            <text:p>0.020873505591978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table:formula="of:=AVERAGE([.D45]; [.E45]; [.H45])" office:value-type="float" office:value="0.00684535287311994" calcext:value-type="float">
            <text:p>0.00684535287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formula="of:=[.F45]/SUM([.F$2:.F$79])" office:value-type="float" office:value="0.0205360586193598" calcext:value-type="float">
            <text:p>0.02053605861936</text:p>
          </table:table-cell>
        </table:table-row>
        <table:table-row table:style-name="ro1">
          <table:table-cell office:value-type="string" calcext:value-type="string">
            <text:p>PureBasic</text:p>
          </table:table-cell>
          <table:table-cell table:formula="of:=AVERAGE([.D46]; [.E46]; [.H46])" office:value-type="float" office:value="0.00655611261087543" calcext:value-type="float">
            <text:p>0.006556112610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[.F46]/SUM([.F$2:.F$79])" office:value-type="float" office:value="0.0196683378326263" calcext:value-type="float">
            <text:p>0.019668337832626</text:p>
          </table:table-cell>
        </table:table-row>
        <table:table-row table:style-name="ro1">
          <table:table-cell office:value-type="string" calcext:value-type="string">
            <text:p>Dart</text:p>
          </table:table-cell>
          <table:table-cell table:formula="of:=AVERAGE([.D47]; [.E47]; [.H47])" office:value-type="float" office:value="0.00648311971475643" calcext:value-type="float">
            <text:p>0.006483119714756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" calcext:value-type="float">
            <text:p>0</text:p>
          </table:table-cell>
          <table:table-cell table:formula="of:=0.365518395505*POWER([.C47]; 0.606095013948301)" office:value-type="float" office:value="0.0167015766529465" calcext:value-type="float">
            <text:p>0.016701576652947</text:p>
          </table:table-cell>
          <table:table-cell office:value-type="float" office:value="57" calcext:value-type="float">
            <text:p>57</text:p>
          </table:table-cell>
          <table:table-cell table:formula="of:=0.365518395505*POWER([.E47]; 0.606095013948301)" office:value-type="float" office:value="0.030600702966932" calcext:value-type="float">
            <text:p>0.030600702966932</text:p>
          </table:table-cell>
          <table:table-cell table:formula="of:=[.F47]/SUM([.F$2:.F$79])" office:value-type="float" office:value="0.00274778249132279" calcext:value-type="float">
            <text:p>0.002747782491323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table:formula="of:=AVERAGE([.D48]; [.E48]; [.H48])" office:value-type="float" office:value="0.00631410207024986" calcext:value-type="float">
            <text:p>0.00631410207025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" calcext:value-type="float">
            <text:p>0</text:p>
          </table:table-cell>
          <table:table-cell table:formula="of:=0.365518395505*POWER([.C48]; 0.606095013948301)" office:value-type="float" office:value="0.0113256459716443" calcext:value-type="float">
            <text:p>0.011325645971644</text:p>
          </table:table-cell>
          <table:table-cell office:value-type="float" office:value="158" calcext:value-type="float">
            <text:p>158</text:p>
          </table:table-cell>
          <table:table-cell table:formula="of:=0.365518395505*POWER([.E48]; 0.606095013948301)" office:value-type="float" office:value="0.0241816824910672" calcext:value-type="float">
            <text:p>0.024181682491067</text:p>
          </table:table-cell>
          <table:table-cell table:formula="of:=[.F48]/SUM([.F$2:.F$79])" office:value-type="float" office:value="0.00761666023910528" calcext:value-type="float">
            <text:p>0.007616660239105</text:p>
          </table:table-cell>
        </table:table-row>
        <table:table-row table:style-name="ro1">
          <table:table-cell office:value-type="string" calcext:value-type="string">
            <text:p>Pascal</text:p>
          </table:table-cell>
          <table:table-cell table:formula="of:=AVERAGE([.D49]; [.E49]; [.H49])" office:value-type="float" office:value="0.00614166345288597" calcext:value-type="float">
            <text:p>0.006141663452886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[.F49]/SUM([.F$2:.F$79])" office:value-type="float" office:value="0.0114249903586579" calcext:value-type="float">
            <text:p>0.011424990358658</text:p>
          </table:table-cell>
        </table:table-row>
        <table:table-row table:style-name="ro1">
          <table:table-cell office:value-type="string" calcext:value-type="string">
            <text:p>PL-SQL</text:p>
          </table:table-cell>
          <table:table-cell table:formula="of:=AVERAGE([.D50]; [.E50]; [.H50])" office:value-type="float" office:value="0.00601398747567549" calcext:value-type="float">
            <text:p>0.006013987475675</text:p>
          </table:table-cell>
          <table:table-cell office:value-type="float" office:value="0.00641" calcext:value-type="float">
            <text:p>0.00641</text:p>
          </table:table-cell>
          <table:table-cell office:value-type="float" office:value="0" calcext:value-type="float">
            <text:p>0</text:p>
          </table:table-cell>
          <table:table-cell table:formula="of:=0.365518395505*POWER([.C50]; 0.606095013948301)" office:value-type="float" office:value="0.0171260349299189" calcext:value-type="float">
            <text:p>0.017126034929919</text:p>
          </table:table-cell>
          <table:table-cell office:value-type="float" office:value="19" calcext:value-type="float">
            <text:p>19</text:p>
          </table:table-cell>
          <table:table-cell table:formula="of:=0.365518395505*POWER([.E50]; 0.606095013948301)" office:value-type="float" office:value="0.0310697277429902" calcext:value-type="float">
            <text:p>0.03106972774299</text:p>
          </table:table-cell>
          <table:table-cell table:formula="of:=[.F50]/SUM([.F$2:.F$79])" office:value-type="float" office:value="0.000915927497107597" calcext:value-type="float">
            <text:p>0.000915927497108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table:formula="of:=AVERAGE([.D51]; [.E51]; [.H51])" office:value-type="float" office:value="0.00605797660367657" calcext:value-type="float">
            <text:p>0.006057976603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[.F51]/SUM([.F$2:.F$79])" office:value-type="float" office:value="0.0181739298110297" calcext:value-type="float">
            <text:p>0.01817392981103</text:p>
          </table:table-cell>
        </table:table-row>
        <table:table-row table:style-name="ro1">
          <table:table-cell office:value-type="string" calcext:value-type="string">
            <text:p>FreeBASIC</text:p>
          </table:table-cell>
          <table:table-cell table:formula="of:=AVERAGE([.D52]; [.E52]; [.H52])" office:value-type="float" office:value="0.00602583879676051" calcext:value-type="float">
            <text:p>0.006025838796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formula="of:=[.F52]/SUM([.F$2:.F$79])" office:value-type="float" office:value="0.0180775163902815" calcext:value-type="float">
            <text:p>0.018077516390282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table:formula="of:=AVERAGE([.D53]; [.E53]; [.H53])" office:value-type="float" office:value="0.00600976989330248" calcext:value-type="float">
            <text:p>0.006009769893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formula="of:=[.F53]/SUM([.F$2:.F$79])" office:value-type="float" office:value="0.0180293096799074" calcext:value-type="float">
            <text:p>0.018029309679908</text:p>
          </table:table-cell>
        </table:table-row>
        <table:table-row table:style-name="ro1">
          <table:table-cell office:value-type="string" calcext:value-type="string">
            <text:p>VBScript</text:p>
          </table:table-cell>
          <table:table-cell table:formula="of:=AVERAGE([.D54]; [.E54]; [.H54])" office:value-type="float" office:value="0.00595395598239007" calcext:value-type="float">
            <text:p>0.0059539559823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table:formula="of:=0.365518395505*POWER([.C54]; 0.606095013948301)" office:value-type="float" office:value="0.00793128561010889" calcext:value-type="float">
            <text:p>0.007931285610109</text:p>
          </table:table-cell>
          <table:table-cell office:value-type="float" office:value="206" calcext:value-type="float">
            <text:p>206</text:p>
          </table:table-cell>
          <table:table-cell table:formula="of:=0.365518395505*POWER([.E54]; 0.606095013948301)" office:value-type="float" office:value="0.019485513811291" calcext:value-type="float">
            <text:p>0.019485513811291</text:p>
          </table:table-cell>
          <table:table-cell table:formula="of:=[.F54]/SUM([.F$2:.F$79])" office:value-type="float" office:value="0.00993058233706132" calcext:value-type="float">
            <text:p>0.009930582337061</text:p>
          </table:table-cell>
        </table:table-row>
        <table:table-row table:style-name="ro1">
          <table:table-cell office:value-type="string" calcext:value-type="string">
            <text:p>Seed7</text:p>
          </table:table-cell>
          <table:table-cell table:formula="of:=AVERAGE([.D55]; [.E55]; [.H55])" office:value-type="float" office:value="0.00591335647255431" calcext:value-type="float">
            <text:p>0.005913356472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[.F55]/SUM([.F$2:.F$79])" office:value-type="float" office:value="0.0177400694176629" calcext:value-type="float">
            <text:p>0.017740069417663</text:p>
          </table:table-cell>
        </table:table-row>
        <table:table-row table:style-name="ro1">
          <table:table-cell office:value-type="string" calcext:value-type="string">
            <text:p>ALGOL-68</text:p>
          </table:table-cell>
          <table:table-cell table:formula="of:=AVERAGE([.D56]; [.E56]; [.H56])" office:value-type="float" office:value="0.00580087414834812" calcext:value-type="float">
            <text:p>0.005800874148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[.F56]/SUM([.F$2:.F$79])" office:value-type="float" office:value="0.0174026224450444" calcext:value-type="float">
            <text:p>0.017402622445044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table:formula="of:=AVERAGE([.D57]; [.E57]; [.H57])" office:value-type="float" office:value="0.00562411621030981" calcext:value-type="float">
            <text:p>0.0056241162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F57]/SUM([.F$2:.F$79])" office:value-type="float" office:value="0.0168723486309294" calcext:value-type="float">
            <text:p>0.01687234863093</text:p>
          </table:table-cell>
        </table:table-row>
        <table:table-row table:style-name="ro1">
          <table:table-cell office:value-type="string" calcext:value-type="string">
            <text:p>REXX</text:p>
          </table:table-cell>
          <table:table-cell table:formula="of:=AVERAGE([.D58]; [.E58]; [.H58])" office:value-type="float" office:value="0.00562411621030981" calcext:value-type="float">
            <text:p>0.00562411621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F58]/SUM([.F$2:.F$79])" office:value-type="float" office:value="0.0168723486309294" calcext:value-type="float">
            <text:p>0.01687234863093</text:p>
          </table:table-cell>
        </table:table-row>
        <table:table-row table:style-name="ro1">
          <table:table-cell office:value-type="string" calcext:value-type="string">
            <text:p>Zkl</text:p>
          </table:table-cell>
          <table:table-cell table:formula="of:=AVERAGE([.D59]; [.E59]; [.H59])" office:value-type="float" office:value="0.00539915156189742" calcext:value-type="float">
            <text:p>0.005399151561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[.F59]/SUM([.F$2:.F$79])" office:value-type="float" office:value="0.0161974546856923" calcext:value-type="float">
            <text:p>0.016197454685692</text:p>
          </table:table-cell>
        </table:table-row>
        <table:table-row table:style-name="ro1">
          <table:table-cell office:value-type="string" calcext:value-type="string">
            <text:p>Prolog</text:p>
          </table:table-cell>
          <table:table-cell table:formula="of:=AVERAGE([.D60]; [.E60]; [.H60])" office:value-type="float" office:value="0.00533616109261174" calcext:value-type="float">
            <text:p>0.005336161092612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" calcext:value-type="float">
            <text:p>0</text:p>
          </table:table-cell>
          <table:table-cell table:formula="of:=0.365518395505*POWER([.C60]; 0.606095013948301)" office:value-type="float" office:value="0.00795796264536319" calcext:value-type="float">
            <text:p>0.007957962645363</text:p>
          </table:table-cell>
          <table:table-cell office:value-type="float" office:value="167" calcext:value-type="float">
            <text:p>167</text:p>
          </table:table-cell>
          <table:table-cell table:formula="of:=0.365518395505*POWER([.E60]; 0.606095013948301)" office:value-type="float" office:value="0.0195252109496102" calcext:value-type="float">
            <text:p>0.01952521094961</text:p>
          </table:table-cell>
          <table:table-cell table:formula="of:=[.F60]/SUM([.F$2:.F$79])" office:value-type="float" office:value="0.00805052063247204" calcext:value-type="float">
            <text:p>0.008050520632472</text:p>
          </table:table-cell>
        </table:table-row>
        <table:table-row table:style-name="ro1">
          <table:table-cell office:value-type="string" calcext:value-type="string">
            <text:p>PL-I</text:p>
          </table:table-cell>
          <table:table-cell table:formula="of:=AVERAGE([.D61]; [.E61]; [.H61])" office:value-type="float" office:value="0.005158118010027" calcext:value-type="float">
            <text:p>0.00515811801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[.F61]/SUM([.F$2:.F$79])" office:value-type="float" office:value="0.015474354030081" calcext:value-type="float">
            <text:p>0.015474354030081</text:p>
          </table:table-cell>
        </table:table-row>
        <table:table-row table:style-name="ro1">
          <table:table-cell office:value-type="string" calcext:value-type="string">
            <text:p>OCaml</text:p>
          </table:table-cell>
          <table:table-cell table:formula="of:=AVERAGE([.D62]; [.E62]; [.H62])" office:value-type="float" office:value="0.0049331533616146" calcext:value-type="float">
            <text:p>0.004933153361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formula="of:=[.F62]/SUM([.F$2:.F$79])" office:value-type="float" office:value="0.0147994600848438" calcext:value-type="float">
            <text:p>0.014799460084844</text:p>
          </table:table-cell>
        </table:table-row>
        <table:table-row table:style-name="ro1">
          <table:table-cell office:value-type="string" calcext:value-type="string">
            <text:p>PARI-GP</text:p>
          </table:table-cell>
          <table:table-cell table:formula="of:=AVERAGE([.D63]; [.E63]; [.H63])" office:value-type="float" office:value="0.00491708445815658" calcext:value-type="float">
            <text:p>0.00491708445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[.F63]/SUM([.F$2:.F$79])" office:value-type="float" office:value="0.0147512533744697" calcext:value-type="float">
            <text:p>0.01475125337447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table:formula="of:=AVERAGE([.D64]; [.E64]; [.H64])" office:value-type="float" office:value="0.00468714363153838" calcext:value-type="float">
            <text:p>0.004687143631538</text:p>
          </table:table-cell>
          <table:table-cell office:value-type="float" office:value="0.00463" calcext:value-type="float">
            <text:p>0.00463</text:p>
          </table:table-cell>
          <table:table-cell office:value-type="float" office:value="0" calcext:value-type="float">
            <text:p>0</text:p>
          </table:table-cell>
          <table:table-cell table:formula="of:=0.365518395505*POWER([.C64]; 0.606095013948301)" office:value-type="float" office:value="0.0140614308946151" calcext:value-type="float">
            <text:p>0.014061430894615</text:p>
          </table:table-cell>
          <table:table-cell office:value-type="float" office:value="0" calcext:value-type="float">
            <text:p>0</text:p>
          </table:table-cell>
          <table:table-cell table:formula="of:=0.365518395505*POWER([.E64]; 0.606095013948301)" office:value-type="float" office:value="0.0275701521501896" calcext:value-type="float">
            <text:p>0.02757015215019</text:p>
          </table:table-cell>
          <table:table-cell table:formula="of:=[.F64]/SUM([.F$2:.F$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table:formula="of:=AVERAGE([.D65]; [.E65]; [.H65])" office:value-type="float" office:value="0.00456356858207996" calcext:value-type="float">
            <text:p>0.00456356858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[.F65]/SUM([.F$2:.F$79])" office:value-type="float" office:value="0.0136907057462399" calcext:value-type="float">
            <text:p>0.01369070574624</text:p>
          </table:table-cell>
        </table:table-row>
        <table:table-row table:style-name="ro1">
          <table:table-cell office:value-type="string" calcext:value-type="string">
            <text:p>ABAP</text:p>
          </table:table-cell>
          <table:table-cell table:formula="of:=AVERAGE([.D66]; [.E66]; [.H66])" office:value-type="float" office:value="0.00445011359928127" calcext:value-type="float">
            <text:p>0.004450113599281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" calcext:value-type="float">
            <text:p>0</text:p>
          </table:table-cell>
          <table:table-cell table:formula="of:=0.365518395505*POWER([.C66]; 0.606095013948301)" office:value-type="float" office:value="0.0109400052791396" calcext:value-type="float">
            <text:p>0.01094000527914</text:p>
          </table:table-cell>
          <table:table-cell office:value-type="float" office:value="50" calcext:value-type="float">
            <text:p>50</text:p>
          </table:table-cell>
          <table:table-cell table:formula="of:=0.365518395505*POWER([.E66]; 0.606095013948301)" office:value-type="float" office:value="0.0236792281561864" calcext:value-type="float">
            <text:p>0.023679228156187</text:p>
          </table:table-cell>
          <table:table-cell table:formula="of:=[.F66]/SUM([.F$2:.F$79])" office:value-type="float" office:value="0.0024103355187042" calcext:value-type="float">
            <text:p>0.002410335518704</text:p>
          </table:table-cell>
        </table:table-row>
        <table:table-row table:style-name="ro1">
          <table:table-cell office:value-type="string" calcext:value-type="string">
            <text:p>RPG</text:p>
          </table:table-cell>
          <table:table-cell table:formula="of:=AVERAGE([.D67]; [.E67]; [.H67])" office:value-type="float" office:value="0.00433591070937444" calcext:value-type="float">
            <text:p>0.00433591070937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" calcext:value-type="float">
            <text:p>0</text:p>
          </table:table-cell>
          <table:table-cell table:formula="of:=0.365518395505*POWER([.C67]; 0.606095013948301)" office:value-type="float" office:value="0.0125738717347566" calcext:value-type="float">
            <text:p>0.012573871734757</text:p>
          </table:table-cell>
          <table:table-cell office:value-type="float" office:value="9" calcext:value-type="float">
            <text:p>9</text:p>
          </table:table-cell>
          <table:table-cell table:formula="of:=0.365518395505*POWER([.E67]; 0.606095013948301)" office:value-type="float" office:value="0.0257636203820778" calcext:value-type="float">
            <text:p>0.025763620382078</text:p>
          </table:table-cell>
          <table:table-cell table:formula="of:=[.F67]/SUM([.F$2:.F$79])" office:value-type="float" office:value="0.000433860393366757" calcext:value-type="float">
            <text:p>0.000433860393367</text:p>
          </table:table-cell>
        </table:table-row>
        <table:table-row table:style-name="ro1">
          <table:table-cell office:value-type="string" calcext:value-type="string">
            <text:p>Forth</text:p>
          </table:table-cell>
          <table:table-cell table:formula="of:=AVERAGE([.D68]; [.E68]; [.H68])" office:value-type="float" office:value="0.00435467283712559" calcext:value-type="float">
            <text:p>0.004354672837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[.F68]/SUM([.F$2:.F$79])" office:value-type="float" office:value="0.0130640185113768" calcext:value-type="float">
            <text:p>0.013064018511377</text:p>
          </table:table-cell>
        </table:table-row>
        <table:table-row table:style-name="ro1">
          <table:table-cell office:value-type="string" calcext:value-type="string">
            <text:p>Transact-SQL</text:p>
          </table:table-cell>
          <table:table-cell table:formula="of:=AVERAGE([.D69]; [.E69]; [.H69])" office:value-type="float" office:value="0.00427069683062418" calcext:value-type="float">
            <text:p>0.00427069683062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table:formula="of:=0.365518395505*POWER([.C69]; 0.606095013948301)" office:value-type="float" office:value="0.0124746435192539" calcext:value-type="float">
            <text:p>0.012474643519254</text:p>
          </table:table-cell>
          <table:table-cell office:value-type="float" office:value="7" calcext:value-type="float">
            <text:p>7</text:p>
          </table:table-cell>
          <table:table-cell table:formula="of:=0.365518395505*POWER([.E69]; 0.606095013948301)" office:value-type="float" office:value="0.025640198907842" calcext:value-type="float">
            <text:p>0.025640198907842</text:p>
          </table:table-cell>
          <table:table-cell table:formula="of:=[.F69]/SUM([.F$2:.F$79])" office:value-type="float" office:value="0.000337446972618589" calcext:value-type="float">
            <text:p>0.000337446972619</text:p>
          </table:table-cell>
        </table:table-row>
        <table:table-row table:style-name="ro1">
          <table:table-cell office:value-type="string" calcext:value-type="string">
            <text:p>ActionScript</text:p>
          </table:table-cell>
          <table:table-cell table:formula="of:=AVERAGE([.D70]; [.E70]; [.H70])" office:value-type="float" office:value="0.00417030769854896" calcext:value-type="float">
            <text:p>0.00417030769854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" calcext:value-type="float">
            <text:p>0</text:p>
          </table:table-cell>
          <table:table-cell table:formula="of:=0.365518395505*POWER([.C70]; 0.606095013948301)" office:value-type="float" office:value="0.00793128561010889" calcext:value-type="float">
            <text:p>0.007931285610109</text:p>
          </table:table-cell>
          <table:table-cell office:value-type="float" office:value="95" calcext:value-type="float">
            <text:p>95</text:p>
          </table:table-cell>
          <table:table-cell table:formula="of:=0.365518395505*POWER([.E70]; 0.606095013948301)" office:value-type="float" office:value="0.019485513811291" calcext:value-type="float">
            <text:p>0.019485513811291</text:p>
          </table:table-cell>
          <table:table-cell table:formula="of:=[.F70]/SUM([.F$2:.F$79])" office:value-type="float" office:value="0.00457963748553799" calcext:value-type="float">
            <text:p>0.004579637485538</text:p>
          </table:table-cell>
        </table:table-row>
        <table:table-row table:style-name="ro1">
          <table:table-cell office:value-type="string" calcext:value-type="string">
            <text:p>PowerShell</text:p>
          </table:table-cell>
          <table:table-cell table:formula="of:=AVERAGE([.D71]; [.E71]; [.H71])" office:value-type="float" office:value="0.00396901915413292" calcext:value-type="float">
            <text:p>0.003969019154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[.F71]/SUM([.F$2:.F$79])" office:value-type="float" office:value="0.0119070574623988" calcext:value-type="float">
            <text:p>0.011907057462399</text:p>
          </table:table-cell>
        </table:table-row>
        <table:table-row table:style-name="ro1">
          <table:table-cell office:value-type="string" calcext:value-type="string">
            <text:p>PostScript</text:p>
          </table:table-cell>
          <table:table-cell table:formula="of:=AVERAGE([.D72]; [.E72]; [.H72])" office:value-type="float" office:value="0.00346672564666845" calcext:value-type="float">
            <text:p>0.00346672564666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" calcext:value-type="float">
            <text:p>0</text:p>
          </table:table-cell>
          <table:table-cell table:formula="of:=0.365518395505*POWER([.C72]; 0.606095013948301)" office:value-type="float" office:value="0.0077970145798048" calcext:value-type="float">
            <text:p>0.007797014579805</text:p>
          </table:table-cell>
          <table:table-cell office:value-type="float" office:value="54" calcext:value-type="float">
            <text:p>54</text:p>
          </table:table-cell>
          <table:table-cell table:formula="of:=0.365518395505*POWER([.E72]; 0.606095013948301)" office:value-type="float" office:value="0.0192849057325471" calcext:value-type="float">
            <text:p>0.019284905732547</text:p>
          </table:table-cell>
          <table:table-cell table:formula="of:=[.F72]/SUM([.F$2:.F$79])" office:value-type="float" office:value="0.00260316236020054" calcext:value-type="float">
            <text:p>0.002603162360201</text:p>
          </table:table-cell>
        </table:table-row>
        <table:table-row table:style-name="ro1">
          <table:table-cell office:value-type="string" calcext:value-type="string">
            <text:p>ML-I</text:p>
          </table:table-cell>
          <table:table-cell table:formula="of:=AVERAGE([.D73]; [.E73]; [.H73])" office:value-type="float" office:value="0.00337864378383172" calcext:value-type="float">
            <text:p>0.003378643783832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" calcext:value-type="float">
            <text:p>0</text:p>
          </table:table-cell>
          <table:table-cell table:formula="of:=0.365518395505*POWER([.C73]; 0.606095013948301)" office:value-type="float" office:value="0.00970207095812842" calcext:value-type="float">
            <text:p>0.009702070958128</text:p>
          </table:table-cell>
          <table:table-cell office:value-type="float" office:value="9" calcext:value-type="float">
            <text:p>9</text:p>
          </table:table-cell>
          <table:table-cell table:formula="of:=0.365518395505*POWER([.E73]; 0.606095013948301)" office:value-type="float" office:value="0.0220169835197739" calcext:value-type="float">
            <text:p>0.022016983519774</text:p>
          </table:table-cell>
          <table:table-cell table:formula="of:=[.F73]/SUM([.F$2:.F$79])" office:value-type="float" office:value="0.000433860393366757" calcext:value-type="float">
            <text:p>0.00043386039336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AVERAGE([.D74]; [.E74]; [.H74])" office:value-type="float" office:value="0.00322984959506363" calcext:value-type="float">
            <text:p>0.003229849595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F74]/SUM([.F$2:.F$79])" office:value-type="float" office:value="0.0096895487851909" calcext:value-type="float">
            <text:p>0.009689548785191</text:p>
          </table:table-cell>
        </table:table-row>
        <table:table-row table:style-name="ro1">
          <table:table-cell office:value-type="string" calcext:value-type="string">
            <text:p>F-Sharp</text:p>
          </table:table-cell>
          <table:table-cell table:formula="of:=AVERAGE([.D75]; [.E75]; [.H75])" office:value-type="float" office:value="0.00318780291629087" calcext:value-type="float">
            <text:p>0.003187802916291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" calcext:value-type="float">
            <text:p>0</text:p>
          </table:table-cell>
          <table:table-cell table:formula="of:=0.365518395505*POWER([.C75]; 0.606095013948301)" office:value-type="float" office:value="0.00932237519700218" calcext:value-type="float">
            <text:p>0.009322375197002</text:p>
          </table:table-cell>
          <table:table-cell office:value-type="float" office:value="5" calcext:value-type="float">
            <text:p>5</text:p>
          </table:table-cell>
          <table:table-cell table:formula="of:=0.365518395505*POWER([.E75]; 0.606095013948301)" office:value-type="float" office:value="0.0214906435854379" calcext:value-type="float">
            <text:p>0.021490643585438</text:p>
          </table:table-cell>
          <table:table-cell table:formula="of:=[.F75]/SUM([.F$2:.F$79])" office:value-type="float" office:value="0.00024103355187042" calcext:value-type="float">
            <text:p>0.00024103355187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table:formula="of:=AVERAGE([.D76]; [.E76]; [.H76])" office:value-type="float" office:value="0.00317886207499216" calcext:value-type="float">
            <text:p>0.003178862074992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" calcext:value-type="float">
            <text:p>0</text:p>
          </table:table-cell>
          <table:table-cell table:formula="of:=0.365518395505*POWER([.C76]; 0.606095013948301)" office:value-type="float" office:value="0.00900631241086157" calcext:value-type="float">
            <text:p>0.009006312410862</text:p>
          </table:table-cell>
          <table:table-cell office:value-type="float" office:value="11" calcext:value-type="float">
            <text:p>11</text:p>
          </table:table-cell>
          <table:table-cell table:formula="of:=0.365518395505*POWER([.E76]; 0.606095013948301)" office:value-type="float" office:value="0.0210460393830378" calcext:value-type="float">
            <text:p>0.021046039383038</text:p>
          </table:table-cell>
          <table:table-cell table:formula="of:=[.F76]/SUM([.F$2:.F$79])" office:value-type="float" office:value="0.000530273814114925" calcext:value-type="float">
            <text:p>0.000530273814115</text:p>
          </table:table-cell>
        </table:table-row>
        <table:table-row table:style-name="ro1">
          <table:table-cell office:value-type="string" calcext:value-type="string">
            <text:p>LabVIEW</text:p>
          </table:table-cell>
          <table:table-cell table:formula="of:=AVERAGE([.D77]; [.E77]; [.H77])" office:value-type="float" office:value="0.00309943713664898" calcext:value-type="float">
            <text:p>0.003099437136649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" calcext:value-type="float">
            <text:p>0</text:p>
          </table:table-cell>
          <table:table-cell table:formula="of:=0.365518395505*POWER([.C77]; 0.606095013948301)" office:value-type="float" office:value="0.00929831140994693" calcext:value-type="float">
            <text:p>0.009298311409947</text:p>
          </table:table-cell>
          <table:table-cell office:value-type="float" office:value="0" calcext:value-type="float">
            <text:p>0</text:p>
          </table:table-cell>
          <table:table-cell table:formula="of:=0.365518395505*POWER([.E77]; 0.606095013948301)" office:value-type="float" office:value="0.021457004162929" calcext:value-type="float">
            <text:p>0.021457004162929</text:p>
          </table:table-cell>
          <table:table-cell table:formula="of:=[.F77]/SUM([.F$2:.F$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table:formula="of:=AVERAGE([.D78]; [.E78]; [.H78])" office:value-type="float" office:value="0.00262591858472697" calcext:value-type="float">
            <text:p>0.002625918584727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" calcext:value-type="float">
            <text:p>0</text:p>
          </table:table-cell>
          <table:table-cell table:formula="of:=0.365518395505*POWER([.C78]; 0.606095013948301)" office:value-type="float" office:value="0.0078777557541809" calcext:value-type="float">
            <text:p>0.007877755754181</text:p>
          </table:table-cell>
          <table:table-cell office:value-type="float" office:value="0" calcext:value-type="float">
            <text:p>0</text:p>
          </table:table-cell>
          <table:table-cell table:formula="of:=0.365518395505*POWER([.E78]; 0.606095013948301)" office:value-type="float" office:value="0.0194056989457847" calcext:value-type="float">
            <text:p>0.019405698945785</text:p>
          </table:table-cell>
          <table:table-cell table:formula="of:=[.F78]/SUM([.F$2:.F$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table:formula="of:=AVERAGE([.D79]; [.E79]; [.H79])" office:value-type="float" office:value="0.00176757938038308" calcext:value-type="float">
            <text:p>0.001767579380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79]/SUM([.F$2:.F$79])" office:value-type="float" office:value="0.00530273814114925" calcext:value-type="float">
            <text:p>0.00530273814114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AVERAGE([.D80]; [.E80]; [.H80])" office:value-type="float" office:value="0.0013176500835583" calcext:value-type="float">
            <text:p>0.001317650083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365518395505*POWER([.C80]; 0.606095013948301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0.365518395505*POWER([.E80]; 0.606095013948301)" office:value-type="float" office:value="0" calcext:value-type="float">
            <text:p>0</text:p>
          </table:table-cell>
          <table:table-cell table:formula="of:=[.F80]/SUM([.F$2:.F$79])" office:value-type="float" office:value="0.00395295025067489" calcext:value-type="float">
            <text:p>0.003952950250675</text:p>
          </table:table-cell>
        </table:table-row>
        <table:table-row table:style-name="ro1">
          <table:table-cell office:value-type="string" calcext:value-type="string">
            <text:p>TI-83-BASIC</text:p>
          </table:table-cell>
          <table:table-cell table:formula="of:=AVERAGE([.D81]; [.E81]; [.H81])" office:value-type="float" office:value="0.000803445172901401" calcext:value-type="float">
            <text:p>0.0008034451729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365518395505*POWER([.C81]; 0.606095013948301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0.365518395505*POWER([.E81]; 0.606095013948301)" office:value-type="float" office:value="0" calcext:value-type="float">
            <text:p>0</text:p>
          </table:table-cell>
          <table:table-cell table:formula="of:=[.F81]/SUM([.F$2:.F$79])" office:value-type="float" office:value="0.0024103355187042" calcext:value-type="float">
            <text:p>0.002410335518704</text:p>
          </table:table-cell>
        </table:table-row>
        <table:table-row table:style-name="ro1">
          <table:table-cell office:value-type="string" calcext:value-type="string">
            <text:p>Burlesque</text:p>
          </table:table-cell>
          <table:table-cell table:formula="of:=AVERAGE([.D82]; [.E82]; [.H82])" office:value-type="float" office:value="0.000546342717572953" calcext:value-type="float">
            <text:p>0.0005463427175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365518395505*POWER([.C82]; 0.606095013948301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0.365518395505*POWER([.E82]; 0.606095013948301)" office:value-type="float" office:value="0" calcext:value-type="float">
            <text:p>0</text:p>
          </table:table-cell>
          <table:table-cell table:formula="of:=[.F82]/SUM([.F$2:.F$79])" office:value-type="float" office:value="0.00163902815271886" calcext:value-type="float">
            <text:p>0.001639028152719</text:p>
          </table:table-cell>
        </table:table-row>
        <table:table-row table:style-name="ro1">
          <table:table-cell office:value-type="string" calcext:value-type="string">
            <text:p>IDL</text:p>
          </table:table-cell>
          <table:table-cell table:formula="of:=AVERAGE([.D83]; [.E83]; [.H83])" office:value-type="float" office:value="0.000498136007198869" calcext:value-type="float">
            <text:p>0.000498136007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365518395505*POWER([.C83]; 0.606095013948301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0.365518395505*POWER([.E83]; 0.606095013948301)" office:value-type="float" office:value="0" calcext:value-type="float">
            <text:p>0</text:p>
          </table:table-cell>
          <table:table-cell table:formula="of:=[.F83]/SUM([.F$2:.F$79])" office:value-type="float" office:value="0.00149440802159661" calcext:value-type="float">
            <text:p>0.001494408021597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table:formula="of:=AVERAGE([.D84]; [.E84]; [.H84])" office:value-type="float" office:value="0.00016068903458028" calcext:value-type="float">
            <text:p>0.00016068903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365518395505*POWER([.C84]; 0.606095013948301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0.365518395505*POWER([.E84]; 0.606095013948301)" office:value-type="float" office:value="0" calcext:value-type="float">
            <text:p>0</text:p>
          </table:table-cell>
          <table:table-cell table:formula="of:=[.F84]/SUM([.F$2:.F$79])" office:value-type="float" office:value="0.000482067103740841" calcext:value-type="float">
            <text:p>0.000482067103741</text:p>
          </table:table-cell>
        </table:table-row>
        <table:table-row table:style-name="ro1" table:number-rows-repeated="104849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tiobe-index'.A1:'tiobe-index'.H8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1:39:01.270130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5T21:42:00.884703070</dc:date>
    <meta:editing-duration>PT27M39S</meta:editing-duration>
    <meta:editing-cycles>7</meta:editing-cycles>
    <meta:generator>LibreOffice/6.3.3.2.0$Linux_X86_64 LibreOffice_project/30$Build-2</meta:generator>
    <meta:document-statistic meta:table-count="1" meta:cell-count="671" meta:object-count="0"/>
  </office:meta>
</office:document-meta>
</file>